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e761" officeooo:paragraph-rsid="001ce76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ce761" officeooo:paragraph-rsid="001ce76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officeooo:rsid="001ce761" officeooo:paragraph-rsid="001ce76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ce761" officeooo:paragraph-rsid="001d534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ce761" officeooo:paragraph-rsid="001d5b2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ce761" officeooo:paragraph-rsid="001f05f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d534f" officeooo:paragraph-rsid="001d534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d5b27" officeooo:paragraph-rsid="001d5b27" style:font-size-asian="14pt" style:font-size-complex="14pt"/>
    </style:style>
    <style:style style:name="T1" style:family="text">
      <style:text-properties officeooo:rsid="001d534f"/>
    </style:style>
    <style:style style:name="T2" style:family="text">
      <style:text-properties officeooo:rsid="001d5b27"/>
    </style:style>
    <style:style style:name="T3" style:family="text">
      <style:text-properties officeooo:rsid="001f0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textuelle des cas d'utilisation</text:p>
      <text:p text:style-name="P2"/>
      <text:p text:style-name="P3">Nom du cas : Valider un idée</text:p>
      <text:p text:style-name="P3">But : <text:span text:style-name="T1">Il</text:span> permet de validé une idée proposé<text:span text:style-name="T1">e</text:span> précédemment par une utilisateur.</text:p>
      <text:p text:style-name="P3">Acteur principal : gestionnaire d<text:span text:style-name="T1">'</text:span>idées</text:p>
      <text:p text:style-name="P3">Déclenchement : <text:span text:style-name="T1">Le cas commence quand le gestionnaire d'idée décide de valider une idée</text:span></text:p>
      <text:p text:style-name="P3">Pré-conditions : <text:span text:style-name="T1">L'idée est dans la boîte à idée et le gestionnaire d'idée est sur la page concernant cette idée.</text:span></text:p>
      <text:p text:style-name="P3">Scénario nominal :</text:p>
      <text:p text:style-name="P4"><text:span text:style-name="T1"><text:tab/>1. Le gestionnaire d'idée clique sur le bouton « valider cette idée »</text:span></text:p>
      <text:p text:style-name="P3"><text:span text:style-name="T1"><text:tab/>2. Le système demande une confirmation</text:span></text:p>
      <text:p text:style-name="P3"><text:span text:style-name="T1"><text:tab/>3. Le gestionnaire d'idée clique sur le bouton « confirmer »</text:span></text:p>
      <text:p text:style-name="P7"><text:tab/>4. Le système déplace l'idée de la boîte à idée vers les idées validées</text:p>
      <text:p text:style-name="P7"><text:tab/>5. Le système indique au gestionnaire d'idée que l'idée a bien été validée</text:p>
      <text:p text:style-name="P7"><text:tab/>6. Le système affiche les idées validées</text:p>
      <text:p text:style-name="P3"><text:tab/><text:span text:style-name="T2">7. fin du cas d'utilisation</text:span></text:p>
      <text:p text:style-name="P3">Post-conditions : <text:span text:style-name="T1">L'idée est classée dans les idées validées</text:span></text:p>
      <text:p text:style-name="P4">Scénario alternatif : </text:p>
      <text:p text:style-name="P4"><text:tab/><text:span text:style-name="T1">3.a Le client décide de ne pas valider l'idée</text:span></text:p>
      <text:p text:style-name="P4"><text:span text:style-name="T1"><text:tab/><text:tab/>3.a.1 Le client clique sur le bouton « retour »</text:span></text:p>
      <text:p text:style-name="P4"><text:tab/><text:tab/><text:span text:style-name="T1">3.a.2 le système retourne dans la boîte à idée.</text:span></text:p>
      <text:p text:style-name="P5"><text:tab/><text:tab/><text:span text:style-name="T2">3.a.3. fin du cas d'utilisation</text:span></text:p>
      <text:p text:style-name="P3"/>
      <text:p text:style-name="P3"/>
      <text:p text:style-name="P3"/>
      <text:p text:style-name="P3">Nom du cas : <text:span text:style-name="T1">supprimer une idée</text:span></text:p>
      <text:p text:style-name="P3">But : <text:span text:style-name="T1">Il permet de supprimer une idée proposée par un utilisateur</text:span></text:p>
      <text:p text:style-name="P3">Acteur principal : <text:span text:style-name="T1">Gestionnaire d'idée</text:span></text:p>
      <text:p text:style-name="P4">Déclenchement : <text:span text:style-name="T1">Le cas commence quand le gestionnaire d'idée décide de supprimer une idée</text:span></text:p>
      <text:p text:style-name="P4">Pré-conditions : <text:span text:style-name="T1">L'idée est dans la boîte à idée et le gestionnaire d'idée est sur la page concernant cette idée.</text:span></text:p>
      <text:p text:style-name="P3">Scénario nominal :</text:p>
      <text:p text:style-name="P4"><text:tab/><text:span text:style-name="T1">1. Le gestionnaire d'idée clique sur le bouton «supprimer cette idée »</text:span></text:p>
      <text:p text:style-name="P4"><text:span text:style-name="T1"><text:tab/>2. Le système demande une confirmation</text:span></text:p>
      <text:p text:style-name="P4"><text:span text:style-name="T1"><text:tab/>3. Le gestionnaire d'idée clique sur le bouton « confirmer »</text:span></text:p>
      <text:p text:style-name="P7"><text:tab/>4. Le système déplace l'idée de la boîte à idée vers les idées refusées</text:p>
      <text:p text:style-name="P7"><text:tab/>5. Le système indique au gestionnaire d'idée que l'idée a bien été refusée</text:p>
      <text:p text:style-name="P7"><text:tab/>6. Le système affiche les idées refusées</text:p>
      <text:p text:style-name="P5"><text:span text:style-name="T2"><text:tab/>7. fin du cas d'utilisation</text:span></text:p>
      <text:p text:style-name="P3">Post-conditions :</text:p>
      <text:p text:style-name="P3">Scénario alternatif :</text:p>
      <text:p text:style-name="P4"><text:tab/><text:span text:style-name="T1">3.a Le client décide de ne pas refuser l'idée</text:span></text:p>
      <text:p text:style-name="P4"><text:soft-page-break/><text:span text:style-name="T1"><text:tab/><text:tab/>3.a.1 Le client clique sur le bouton « retour »</text:span></text:p>
      <text:p text:style-name="P4"><text:tab/><text:tab/><text:span text:style-name="T1">3.a.2 le système retourne dans la boîte à idée.</text:span></text:p>
      <text:p text:style-name="P5"><text:span text:style-name="T2"><text:tab/><text:tab/>3.a.3 fin du cas d'utilisation</text:span></text:p>
      <text:p text:style-name="P3"/>
      <text:p text:style-name="P3"/>
      <text:p text:style-name="P3">Nom du cas : <text:span text:style-name="T2">Consulter ses scores</text:span></text:p>
      <text:p text:style-name="P3">But : <text:span text:style-name="T2">Ce cas permet de consulter ses scores personnels.</text:span></text:p>
      <text:p text:style-name="P3">Acteur principal : <text:span text:style-name="T2">Client du club de Paintball</text:span></text:p>
      <text:p text:style-name="P3">Déclenchement : <text:span text:style-name="T2">Le cas commence quand le client veut consulter ses scores</text:span></text:p>
      <text:p text:style-name="P3">Pré-conditions : <text:span text:style-name="T2">Le client doit être connecté</text:span></text:p>
      <text:p text:style-name="P3">Scénario nominal :</text:p>
      <text:p text:style-name="P3"><text:tab/><text:span text:style-name="T2">1. Le client va dans la rubrique « mes scores »</text:span></text:p>
      <text:p text:style-name="P5"><text:span text:style-name="T2"><text:tab/>2. Le système construit la liste des score du client</text:span></text:p>
      <text:p text:style-name="P5"><text:span text:style-name="T2"><text:tab/>3. Le système affiche la liste des scores du client (sous la forme date | score)</text:span></text:p>
      <text:p text:style-name="P5"><text:tab/><text:span text:style-name="T2">4. <text:s/>fin du cas d'utilisation</text:span></text:p>
      <text:p text:style-name="P3">Post-conditions : <text:span text:style-name="T2">Le client consulte la liste de ses scores</text:span></text:p>
      <text:p text:style-name="P3">Scénario alternatif :</text:p>
      <text:p text:style-name="P3"><text:tab/><text:span text:style-name="T2">2.a La liste des scores du client est vide</text:span></text:p>
      <text:p text:style-name="P3"><text:tab/><text:tab/><text:span text:style-name="T2">2.a.1 Le système indique au client que sa liste de scores est vide</text:span></text:p>
      <text:p text:style-name="P3"><text:tab/><text:tab/><text:span text:style-name="T2">2.a.2 fin du cas d'utilisation</text:span></text:p>
      <text:p text:style-name="P3"/>
      <text:p text:style-name="P5">Nom du cas : <text:span text:style-name="T2">S'inscrire à une séance</text:span></text:p>
      <text:p text:style-name="P5">But : <text:span text:style-name="T2">Ce cas permet de consulter d'indiquer sa participation à une séance</text:span></text:p>
      <text:p text:style-name="P5">Acteur principal : <text:span text:style-name="T2">Client du club de Paintball</text:span></text:p>
      <text:p text:style-name="P5">Déclenchement : <text:span text:style-name="T2">Le cas commence quand le client veut s'inscrire à une séance</text:span></text:p>
      <text:p text:style-name="P5">Pré-conditions : <text:span text:style-name="T2">Le client doit être connecté</text:span></text:p>
      <text:p text:style-name="P5">Scénario nominal :</text:p>
      <text:p text:style-name="P5"><text:tab/><text:span text:style-name="T2">1. Le client sélectionne une date sur le planning</text:span></text:p>
      <text:p text:style-name="P5"><text:span text:style-name="T2"><text:tab/>2. Le système construit la liste des séances du jour sélectionné</text:span></text:p>
      <text:p text:style-name="P5"><text:span text:style-name="T2"><text:tab/>3. Le système affiche la liste des séances du jour sélectionné</text:span></text:p>
      <text:p text:style-name="P5"><text:span text:style-name="T2"><text:tab/>4. <text:s/>Le client sélectionne la séance qu'il souhaite et clique sur le bouton « s'inscrire »</text:span></text:p>
      <text:p text:style-name="P8"><text:tab/>5. Le système demande une confirmation</text:p>
      <text:p text:style-name="P8"><text:tab/>6. Le client clique sur le bouton « confirmer »</text:p>
      <text:p text:style-name="P8"><text:tab/>7. Le système vérifie qu'il reste de la place dans la séance</text:p>
      <text:p text:style-name="P8"><text:tab/>8. Le système vérifie que le client a assez de crédit pour s 'inscrire</text:p>
      <text:p text:style-name="P8"><text:tab/>9. Le système ajoute le client dans les participant de la séance</text:p>
      <text:p text:style-name="P8"><text:tab/>10. Le système débite le compte du client de 10 crédits</text:p>
      <text:p text:style-name="P8"><text:tab/>11. Le système indique au client qu'il est inscrit à la séance</text:p>
      <text:p text:style-name="P8"><text:tab/>12. fin du cas d'utilisation</text:p>
      <text:p text:style-name="P5">Post-conditions : <text:span text:style-name="T2">Le client est inscrit à une séance</text:span></text:p>
      <text:p text:style-name="P5">Scénario alternatif :</text:p>
      <text:p text:style-name="P5"><text:tab/><text:span text:style-name="T2">2.a La liste des séances du jour sélectionné est vide</text:span></text:p>
      <text:p text:style-name="P5"><text:tab/><text:tab/><text:span text:style-name="T2">2.a.1 Le système indique au client que sa liste des séances est vide</text:span></text:p>
      <text:p text:style-name="P5"><text:tab/><text:tab/><text:span text:style-name="T2">2.a.2 fin du cas d'utilisation</text:span></text:p>
      <text:p text:style-name="P5"><text:soft-page-break/><text:tab/><text:span text:style-name="T3">6.a Le client décide de ne pas s'inscrire à la séance</text:span></text:p>
      <text:p text:style-name="P5"><text:span text:style-name="T1"><text:tab/><text:tab/>6.a.1 Le client clique sur le bouton « retour »</text:span></text:p>
      <text:p text:style-name="P5"><text:tab/><text:tab/><text:span text:style-name="T3">6.a.2 le système retourne sur le planning.</text:span></text:p>
      <text:p text:style-name="P5"><text:span text:style-name="T2"><text:tab/><text:tab/>6.a.3 fin du cas d'utilisation</text:span></text:p>
      <text:p text:style-name="P5"><text:tab/><text:span text:style-name="T3">7.a Il n'y a plus de place dans la séance choisit</text:span></text:p>
      <text:p text:style-name="P5"><text:tab/><text:tab/><text:span text:style-name="T3">7.a.1 Le système indique au client que la séance est pleine</text:span></text:p>
      <text:p text:style-name="P5"><text:tab/><text:tab/><text:span text:style-name="T3">7.a.2 fin du cas d'utilisation</text:span></text:p>
      <text:p text:style-name="P5"><text:tab/><text:span text:style-name="T3">8.a Le client n'a pas assez de crédit pour s'inscrire à une séance</text:span></text:p>
      <text:p text:style-name="P6"><text:tab/><text:tab/><text:span text:style-name="T3">8.a.1 Le système indique au client qu'il n'a pas assez de crédit</text:span></text:p>
      <text:p text:style-name="P6"><text:tab/><text:tab/><text:span text:style-name="T3">8.a.2 Le système redirige le client vers l'achat de crédit</text:span></text:p>
      <text:p text:style-name="P6"><text:tab/><text:tab/><text:span text:style-name="T3">8.a.3 fin du cas d'uti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5-11-05T15:53:08.912265062</meta:creation-date>
    <dc:date>2015-11-05T16:40:05.726959543</dc:date>
    <dc:creator>dimitri </dc:creator>
    <meta:editing-duration>PT40M53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3" meta:paragraph-count="88" meta:word-count="798" meta:character-count="4479" meta:non-whitespace-character-count="3693"/>
  </office:meta>
</office:document-meta>
</file>